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0621b9"/>
    </style:style>
    <style:style style:name="P3" style:family="paragraph" style:parent-style-name="Standard">
      <style:paragraph-properties style:writing-mode="lr-tb"/>
      <style:text-properties officeooo:paragraph-rsid="000698eb"/>
    </style:style>
    <style:style style:name="P4" style:family="paragraph" style:parent-style-name="Table_20_Contents">
      <style:text-properties officeooo:rsid="000621b9" officeooo:paragraph-rsid="000621b9"/>
    </style:style>
    <style:style style:name="P5" style:family="paragraph" style:parent-style-name="Table_20_Contents" style:list-style-name="L3"/>
    <style:style style:name="T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287879647840">
          <table:table-cell table:style-name="Table1.A1" office:value-type="string">
            <text:p text:style-name="P4">CLUSTER</text:p>
          </table:table-cell>
          <table:table-cell table:style-name="Table1.A1" office:value-type="string">
            <text:p text:style-name="P4">ANNOTATION</text:p>
          </table:table-cell>
        </table:table-row>
        <table:table-row table:style-name="TableLine94287879647840"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2618089716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6884239618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617152658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301148266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2"><text:span text:style-name="T1">Kenyon cells</text:span></text:p>
          </table:table-cell>
        </table:table-row>
        <table:table-row table:style-name="TableLine94287879647840">
          <table:table-cell table:style-name="Table1.A1" office:value-type="string">
            <text:list xml:id="list130658271551970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469468571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913262962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541246039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751731050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528350992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501691696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Kenyon cells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6862929415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Kenyon cells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7924448166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Kenyon cells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8296715530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Olfactory projectional neuron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8615150950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698958106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376765942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897652937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Kenyon cells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7127589565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Optic lobe T4/T5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8845637942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000859726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Astrocytes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7071371433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815084109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180434632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Kenyon cells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8141079447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664826234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659436435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Monoaminergic neurons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7595369942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/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7721812720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3"><text:span text:style-name="T1">Surface glia</text:span></text:p>
          </table:table-cell>
        </table:table-row>
        <table:table-row table:style-name="TableLine94287879647840">
          <table:table-cell table:style-name="Table1.A1" office:value-type="string">
            <text:list xml:id="list130658918876730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Ensheathing glia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8531704549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652976788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776496388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Kenyon cells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8199121717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263088598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102658707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035443992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809448085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94287879647840">
          <table:table-cell table:style-name="Table1.A1" office:value-type="string">
            <text:list xml:id="list130658744820826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8707949304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P1"><text:span text:style-name="T1">Cotex glia</text:span></text:p>
            <text:p text:style-name="Standard"/>
          </table:table-cell>
        </table:table-row>
        <table:table-row table:style-name="TableLine94287879647840">
          <table:table-cell table:style-name="Table1.A1" office:value-type="string">
            <text:list xml:id="list130656936270626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334685076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848216480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996304363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478295552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879647840">
          <table:table-cell table:style-name="Table1.A1" office:value-type="string">
            <text:list xml:id="list130657095178386" text:continue-numbering="true" text:style-name="L3">
              <text:list-item>
                <text:p text:style-name="P5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0T14:09:13.749701724</meta:creation-date>
    <dc:date>2023-07-23T13:06:56.732544487</dc:date>
    <meta:editing-duration>P2DT21H48M13S</meta:editing-duration>
    <meta:editing-cycles>1</meta:editing-cycles>
    <meta:document-statistic meta:table-count="1" meta:image-count="0" meta:object-count="0" meta:page-count="2" meta:paragraph-count="63" meta:word-count="78" meta:character-count="345" meta:non-whitespace-character-count="330"/>
    <meta:generator>LibreOffice/6.4.7.2$Linux_X86_64 LibreOffice_project/40$Build-2</meta:generator>
  </office:meta>
</office:document-meta>
</file>